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486in" style:rel-column-width="22014*"/>
    </style:style>
    <style:style style:name="Table1.B" style:family="table-column">
      <style:table-column-properties style:column-width="0.2458in" style:rel-column-width="2405*"/>
    </style:style>
    <style:style style:name="Table1.C" style:family="table-column">
      <style:table-column-properties style:column-width="4.1993in" style:rel-column-width="41116*"/>
    </style:style>
    <style:style style:name="Table1.1" style:family="table-row">
      <style:table-row-properties style:min-row-height="0.125in"/>
    </style:style>
    <style:style style:name="Table1.A1" style:family="table-cell">
      <style:table-cell-properties fo:padding="0in" fo:border="none" style:writing-mode="page"/>
    </style:style>
    <style:style style:name="Table1.3" style:family="table-row">
      <style:table-row-properties style:min-row-height="0.2083in"/>
    </style:style>
    <style:style style:name="Table1.4" style:family="table-row">
      <style:table-row-properties style:min-row-height="0.2813in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1.9979in"/>
    </style:style>
    <style:style style:name="Table2.B" style:family="table-column">
      <style:table-column-properties style:column-width="3.9597in"/>
    </style:style>
    <style:style style:name="Table2.C" style:family="table-column">
      <style:table-column-properties style:column-width="0.7326in"/>
    </style:style>
    <style:style style:name="Table2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2.C1" style:family="table-cell">
      <style:table-cell-properties fo:padding="0.0201in" fo:border="0.75pt solid #000000" style:writing-mode="page"/>
    </style:style>
    <style:style style:name="Table2.A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2.A3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4pt" officeooo:rsid="0021d4af" officeooo:paragraph-rsid="0021d4af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4pt" style:text-underline-style="solid" style:text-underline-width="auto" style:text-underline-color="font-color" officeooo:rsid="0021d4af" officeooo:paragraph-rsid="0021d4af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4pt" style:text-underline-style="solid" style:text-underline-width="auto" style:text-underline-color="font-color" fo:font-weight="bold" officeooo:rsid="0021d4af" officeooo:paragraph-rsid="0021d4af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5pt" fo:font-weight="bold" officeooo:rsid="0027f660" officeooo:paragraph-rsid="0027f660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5pt" fo:font-weight="bold" officeooo:rsid="00294ed7" officeooo:paragraph-rsid="00294ed7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5pt" fo:font-weight="bold" officeooo:rsid="00303d5f" officeooo:paragraph-rsid="00303d5f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paragraph-rsid="00303d5f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ize="24pt" style:text-underline-style="solid" style:text-underline-width="auto" style:text-underline-color="font-color" fo:font-weight="bold" officeooo:rsid="00332574" officeooo:paragraph-rsid="00332574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fo:font-size="14pt" officeooo:rsid="0021d4af" officeooo:paragraph-rsid="0021d4af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fo:font-size="15pt" officeooo:rsid="00377a9a" officeooo:paragraph-rsid="00377a9a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T1" style:family="text">
      <style:text-properties fo:font-size="15pt" fo:font-weight="bold" officeooo:rsid="0031346f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2c925" style:font-size-asian="15pt" style:font-weight-asian="bold" style:font-size-complex="15pt" style:font-weight-complex="bold"/>
    </style:style>
    <style:style style:name="T3" style:family="text">
      <style:text-properties officeooo:rsid="00332574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8in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s.name" text:name="py3o.objects.name"/>
        <text:user-field-decl office:value-type="string" office:string-value="objects.age" text:name="py3o.objects.age"/>
        <text:user-field-decl office:value-type="string" office:string-value="objects.create_uid" text:name="py3o.objects.create_uid"/>
        <text:user-field-decl office:value-type="string" office:string-value="objects.create_uid.name" text:name="py3o.objects.create_uid.name"/>
        <text:user-field-decl office:value-type="string" office:string-value="objects.create_uid.phone" text:name="py3o.objects.create_uid.phone"/>
        <text:user-field-decl office:value-type="string" office:string-value="objects.description" text:name="py3o.objects.description"/>
      </text:user-field-decls>
      <text:p text:style-name="Standard"/>
      <text:p text:style-name="Standard"/>
      <text:p text:style-name="Standard"/>
      <text:p text:style-name="P3"><text:initial-creator/>Model <text:span text:style-name="T3">O</text:span>ne Sample Repor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text:user-field-get text:name="py3o.objects.name">objects.name</text:user-field-get></text:p>
          </table:table-cell>
        </table:table-row>
        <table:table-row>
          <table:table-cell table:style-name="Table1.A1" office:value-type="string">
            <text:p text:style-name="P5">Age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text:user-field-get text:name="py3o.objects.age">objects.age</text:user-field-get></text:p>
          </table:table-cell>
        </table:table-row>
        <table:table-row table:style-name="Table1.3">
          <table:table-cell table:style-name="Table1.A1" office:value-type="string">
            <text:p text:style-name="P7">Created By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text:user-field-get text:name="py3o.objects.create_uid.name">objects.create_uid.name</text:user-field-get><text:s text:c="3"/><text:user-field-get text:name="py3o.objects.create_uid.phone">objects.create_uid.phone</text:user-field-get></text:p>
          </table:table-cell>
        </table:table-row>
        <table:table-row table:style-name="Table1.4">
          <table:table-cell table:style-name="Table1.A1" office:value-type="string">
            <text:p text:style-name="P9"><text:a xlink:type="simple" xlink:href="py3o://if=%22objects.description%22" text:style-name="Internet_20_link" text:visited-style-name="Visited_20_Internet_20_Link"><text:span text:style-name="T2">if="objects.description"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4"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text:user-field-get text:name="py3o.objects.description">objects.description</text:user-field-get></text:p>
          </table:table-cell>
        </table:table-row>
        <table:table-row table:style-name="Table1.4">
          <table:table-cell table:style-name="Table1.A1" office:value-type="string">
            <text:p text:style-name="P9"><text:a xlink:type="simple" xlink:href="py3o:///if" text:style-name="Internet_20_link" text:visited-style-name="Visited_20_Internet_20_Link"><text:span text:style-name="T1">/</text:span><text:span text:style-name="T2">if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0">Model One Line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Name</text:p>
          </table:table-cell>
          <table:table-cell table:style-name="Table2.A1" office:value-type="string">
            <text:p text:style-name="P13">Product</text:p>
          </table:table-cell>
          <table:table-cell table:style-name="Table2.C1" office:value-type="string">
            <text:p text:style-name="P13">Price</text:p>
          </table:table-cell>
        </table:table-row>
        <table:table-row>
          <table:table-cell table:style-name="Table2.A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Frame">
      <style:graphic-properties style:vertical-pos="top" style:vertical-rel="paragraph-content" style:horizontal-pos="center" style:horizontal-rel="paragraph" fo:padding="0.0598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5-05-27T20:45:27.596833650">05/27/25</text:date><text:s text:c="3"/><text:time style:data-style-name="N63" text:time-value="2025-05-27T20:45:27.597029157">08:42:56 PM</text:time><text:s text:c="35"/><text:tab/><text:tab/><text:page-number text:select-page="current">2</text:page-number>/<text:page-count>2</text:page-count></text:p>
      </style:header>
      <style:footer>
        <text:p text:style-name="Footer"><draw:frame draw:style-name="Mfr1" draw:name="py3o.image(objects.company_id.logo,'png',height='1cm',isb64=True)" text:anchor-type="char" svg:width="1.9902in" draw:z-index="1"><draw:text-box fo:min-height="0.2in"><text:p text:style-name="Frame_20_contents"/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7:45:08.165621372</meta:creation-date>
    <meta:generator>LibreOffice/24.2.7.2$Linux_X86_64 LibreOffice_project/420$Build-2</meta:generator>
    <dc:date>2025-05-27T20:45:27.503207745</dc:date>
    <meta:editing-duration>PT1H33M12S</meta:editing-duration>
    <meta:editing-cycles>16</meta:editing-cycles>
    <meta:document-statistic meta:table-count="2" meta:image-count="0" meta:object-count="0" meta:page-count="2" meta:paragraph-count="20" meta:word-count="30" meta:character-count="266" meta:non-whitespace-character-count="216"/>
  </office:meta>
</office:document-meta>
</file>